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7.8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App">
      <style:table-properties table:display="true" style:writing-mode="lr-tb"/>
    </style:style>
    <style:style style:name="ce1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p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Propose Cont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ple_key_normal</text:p>
          </table:table-cell>
          <table:table-cell table:style-name="ce2" office:value-type="string" calcext:value-type="string">
            <text:p>Sample Valu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ple_key_with_variable</text:p>
          </table:table-cell>
          <table:table-cell table:style-name="ce2" office:value-type="string" calcext:value-type="string">
            <text:p>Resend code in {seconds} secon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ple_key_normal_2</text:p>
          </table:table-cell>
          <table:table-cell table:style-name="ce2" office:value-type="string" calcext:value-type="string">
            <text:p>Try to say "Hello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ple_key_normal_3</text:p>
          </table:table-cell>
          <table:table-cell table:style-name="ce2" office:value-type="string" calcext:value-type="string">
            <text:p>He's ga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ple_key_normal_4</text:p>
          </table:table-cell>
          <table:table-cell table:style-name="ce2" office:value-type="string" calcext:value-type="string">
            <text:p>Try with thi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ple_with_html</text:p>
          </table:table-cell>
          <table:table-cell table:style-name="ce2" office:value-type="string" calcext:value-type="string">
            <text:p/>
            <text:p>  &lt;!doctype html&gt;</text:p>
            <text:p>&lt;html&gt;</text:p>
            <text:p>  &lt;head&gt;</text:p>
            <text:p>    &lt;meta charset="UTF-8" /&gt;</text:p>
            <text:p>    &lt;meta name="viewport" content="width=device-width, initial-scale=1.0" /&gt;</text:p>
            <text:p>    &lt;title&gt;T&amp;C - Sample&lt;/title&gt;</text:p>
            <text:p>    &lt;style&gt;</text:p>
            <text:p>      .checkbox-group {</text:p>
            <text:p>        position: fixed;</text:p>
            <text:p>        bottom: 0;</text:p>
            <text:p>        left: 0;</text:p>
            <text:p>        right: 0;</text:p>
            <text:p>        background: #fff;</text:p>
            <text:p>        border-top: 1px solid #ddd;</text:p>
            <text:p>        padding: 12px 20px;</text:p>
            <text:p>        box-shadow: 0 -2px 6px rgba(0, 0, 0, 0.05);</text:p>
            <text:p>      }</text:p>
            <text:p/>
            <text:p>      .checkbox-item {</text:p>
            <text:p>        display: flex;</text:p>
            <text:p>        align-items: center;</text:p>
            <text:p>        margin-bottom: 10px;</text:p>
            <text:p>      }</text:p>
            <text:p/>
            <text:p>      .checkbox-item input {</text:p>
            <text:p>        margin-right: 8px;</text:p>
            <text:p>        width: 18px;</text:p>
            <text:p>        height: 18px;</text:p>
            <text:p>      }</text:p>
            <text:p/>
            <text:p>      .firstTitle {</text:p>
            <text:p>        margin-top: 0;</text:p>
            <text:p>      }</text:p>
            <text:p/>
            <text:p>      .highlight {</text:p>
            <text:p>        font-weight: bold;</text:p>
            <text:p>        color: #0078c1;</text:p>
            <text:p>      }</text:p>
            <text:p/>
            <text:p>      body {</text:p>
            <text:p>        font-family: sans-serif;</text:p>
            <text:p>        color: #333;</text:p>
            <text:p>        padding: 20px;</text:p>
            <text:p>        margin: 0;</text:p>
            <text:p>        padding-bottom: 150px;</text:p>
            <text:p>      }</text:p>
            <text:p/>
            <text:p>      h1 {</text:p>
            <text:p>        font-size: 1em;</text:p>
            <text:p>        color: #000;</text:p>
            <text:p>      }</text:p>
            <text:p>      h2 {</text:p>
            <text:p>        font-size: 0.8em;</text:p>
            <text:p>      }</text:p>
            <text:p>      p,</text:p>
            <text:p>      li {</text:p>
            <text:p>        font-size: 14px;</text:p>
            <text:p>      }</text:p>
            <text:p>      ul {</text:p>
            <text:p>        padding-left: 20px;</text:p>
            <text:p>      }</text:p>
            <text:p>      .p-bold {</text:p>
            <text:p>        font-weight: bold;</text:p>
            <text:p>      }</text:p>
            <text:p>    &lt;/style&gt;</text:p>
            <text:p>  &lt;/head&gt;</text:p>
            <text:p>  &lt;body&gt;</text:p>
            <text:p>    &lt;h1 class="firstTitle"&gt;Poultry Coach Conditions of use&lt;/h1&gt;</text:p>
            <text:p/>
            <text:p>    &lt;p&gt;</text:p>
            <text:p>      This Privacy policy sets the conditions of use ('Conditions of Use') set</text:p>
            <text:p>      out the conditions subject to which the Sample App ('App') may be</text:p>
            <text:p>      used.</text:p>
            <text:p>    &lt;/p&gt;</text:p>
            <text:p/>
            <text:p>    &lt;div class="checkbox-group"&gt;</text:p>
            <text:p>      &lt;div class="checkbox-item"&gt;</text:p>
            <text:p>        &lt;input type="checkbox" id="tnc1" /&gt;</text:p>
            <text:p>        &lt;label for="tnc1"</text:p>
            <text:p>          &gt;I confirm that I have read and accepted to the</text:p>
            <text:p>          &lt;span class="highlight"&gt;Terms of Services&lt;/span&gt;&lt;/label</text:p>
            <text:p>        &gt;</text:p>
            <text:p>      &lt;/div&gt;</text:p>
            <text:p/>
            <text:p>      &lt;div class="checkbox-item"&gt;</text:p>
            <text:p>        &lt;input type="checkbox" id="tnc2" /&gt;</text:p>
            <text:p>        &lt;label for="tnc2"</text:p>
            <text:p>          &gt;I confirm that I have read and accepted to the</text:p>
            <text:p>          &lt;a</text:p>
            <text:p>            href="https://sample_link/privacy-policy"</text:p>
            <text:p>            target="_blank"</text:p>
            <text:p>            class="highlight"</text:p>
            <text:p>            &gt;Privacy Policy&lt;/a</text:p>
            <text:p>          &gt;&lt;/label</text:p>
            <text:p>        &gt;</text:p>
            <text:p>      &lt;/div&gt;</text:p>
            <text:p>    &lt;/div&gt;</text:p>
            <text:p>  &lt;/body&gt;</text:p>
            <text:p>&lt;/html&gt;</text:p>
            <text:p>  </text:p>
          </table:table-cell>
          <table:table-cell table:number-columns-repeated="1022"/>
        </table:table-row>
        <table:table-row table:style-name="ro2" table:number-rows-repeated="13">
          <table:table-cell table:style-name="ce2" table:number-columns-repeated="2"/>
          <table:table-cell table:number-columns-repeated="1022"/>
        </table:table-row>
        <table:table-row table:style-name="ro3" table:number-rows-repeated="980">
          <table:table-cell table:style-name="ce2" table:number-columns-repeated="2"/>
          <table:table-cell table:number-columns-repeated="102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" style:display-name="PageStyle_Ap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